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5.995cm"/>
    </style:style>
    <style:style style:name="co3" style:family="table-column">
      <style:table-column-properties fo:break-before="auto" style:column-width="1.889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0.882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0.681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245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1.025cm"/>
    </style:style>
    <style:style style:name="co14" style:family="table-column">
      <style:table-column-properties fo:break-before="auto" style:column-width="0.702cm"/>
    </style:style>
    <style:style style:name="co15" style:family="table-column">
      <style:table-column-properties fo:break-before="auto" style:column-width="1.18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0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4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0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vanter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9"/>
        <table:table-column table:style-name="co5" table:default-cell-style-name="ce10"/>
        <table:table-column table:style-name="co6" table:default-cell-style-name="ce20"/>
        <table:table-column table:style-name="co7" table:number-columns-repeated="2" table:default-cell-style-name="ce10"/>
        <table:table-column table:style-name="co8" table:default-cell-style-name="ce20"/>
        <table:table-column table:style-name="co9" table:default-cell-style-name="ce10"/>
        <table:table-column table:style-name="co10" table:default-cell-style-name="ce10"/>
        <table:table-column table:style-name="co8" table:default-cell-style-name="ce20"/>
        <table:table-column table:style-name="co10" table:number-columns-repeated="2" table:default-cell-style-name="ce10"/>
        <table:table-column table:style-name="co11" table:default-cell-style-name="ce20"/>
        <table:table-column table:style-name="co12" table:default-cell-style-name="ce10"/>
        <table:table-column table:style-name="co13" table:default-cell-style-name="ce10"/>
        <table:table-column table:style-name="co11" table:default-cell-style-name="ce20"/>
        <table:table-column table:style-name="co14" table:default-cell-style-name="ce20"/>
        <table:table-column table:style-name="co14" table:number-columns-repeated="2" table:default-cell-style-name="ce10"/>
        <table:table-column table:style-name="co8" table:default-cell-style-name="ce20"/>
        <table:table-column table:style-name="co7" table:number-columns-repeated="2" table:default-cell-style-name="ce10"/>
        <table:table-column table:style-name="co15" table:default-cell-style-name="ce20"/>
        <table:table-column table:style-name="co10" table:number-columns-repeated="2" table:default-cell-style-name="ce10"/>
        <table:table-column table:style-name="co11" table:default-cell-style-name="ce20"/>
        <table:table-column table:style-name="co16" table:number-columns-repeated="994" table:default-cell-style-name="ce10"/>
        <table:table-column table:style-name="co16" table:number-columns-repeated="2" table:default-cell-style-name="ce13"/>
        <table:table-row table:style-name="ro1">
          <table:table-cell/>
          <table:table-cell table:style-name="ce12" office:value-type="string" calcext:value-type="string">
            <text:p>2021 DOĞUŞ ENVANT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FİTTİNG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½” Dirsek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¾” Dirse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 ½” Dirse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4” Dirs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½” Nipel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¾” Nipel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 ½” Nip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4” Ni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Te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T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” 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¼” 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½” 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Manş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Rako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¼” Tap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T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Kuyr. Dirsek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Boru atl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5”-4” Rediksiy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4”-2” Rediksiy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2”-1 ½” Rediksiy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2”-1” Rediksiy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1 1/2”-1 ¼ Rediksiy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1”-1/2” Rediksiy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VİTRİFİY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vabo ayağı tam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avabo ayağı yarım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suvar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itra ayak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ALÇI PROFİL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Tavan C</text:p>
          </table:table-cell>
          <table:table-cell table:style-name="ce13"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Tavan U</text:p>
          </table:table-cell>
          <table:table-cell table:style-name="ce13"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uvar C 75</text:p>
          </table:table-cell>
          <table:table-cell table:style-name="ce13"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Ekleme</text:p>
          </table:table-cell>
          <table:table-cell table:style-name="ce13"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Askı Maşası</text:p>
          </table:table-cell>
          <table:table-cell table:style-name="ce13"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lips</text:p>
          </table:table-cell>
          <table:table-cell table:style-name="ce13"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Agraf 20</text:p>
          </table:table-cell>
          <table:table-cell table:style-name="ce13"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Agraf 15</text:p>
          </table:table-cell>
          <table:table-cell table:style-name="ce13"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Agraf 12</text:p>
          </table:table-cell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Askı Teli 80</text:p>
          </table:table-cell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Askı Teli 60</text:p>
          </table:table-cell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Askı Teli 40</text:p>
          </table:table-cell>
          <table:table-cell table:style-name="ce13"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elik Dübel</text:p>
          </table:table-cell>
          <table:table-cell table:style-name="ce13"/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erz Bandı</text:p>
          </table:table-cell>
          <table:table-cell table:style-name="ce13"/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PATENT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½” Dirsek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¾” Dirsek</text:p>
          </table:table-cell>
          <table:table-cell table:style-name="ce13" office:value-type="float" office:value="21" calcext:value-type="float">
            <text:p>2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1” Dirse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1 ¼” Dirsek</text:p>
          </table:table-cell>
          <table:table-cell table:style-name="ce13"/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1 ½” Dirse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2” Dirse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3” Dirsek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4” Dirse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muhtelif tapa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Red ½ – ¾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Red 1 ¼ – 1 ½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Red 1” – 2”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ruva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Te 1”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Te 1 ½ ” - 1- 1 ½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uyar Vana DN80 – PN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uyar Vana DN25 – PN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Pik Kelepçe 15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Pik Kelepçe 9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Flanş Borulu 8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Flanş Borulu 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Flanş 20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Flanş 9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Flanş 20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SARI-PİRİNÇ MALZEME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Çekvalf ½”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ekvalf 1”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ekvalf 1 ½”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ekvalf 4”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ekvalf Dik 1 ½”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Pislik Tutucu <text:s/>1”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<text:span text:style-name="T1">Pislik Tutucu </text:span>1 ½”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Sarı Klepe 1”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sarı Klepe 1 ½”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Plastik klepe 1”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3 yollu vana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osva vana 1”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üresel vana 1”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Şiber vana 1 ¼”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şiber vana <text:s/>¾”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radyatör vanası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Hortum girişi 1 ¼”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hortum girişi 1 ”</text:p>
          </table:table-cell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YALITIM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XPS 28-32 KG 5 CM</text:p>
          </table:table-cell>
          <table:table-cell table:style-name="ce13" office:value-type="float" office:value="2784" calcext:value-type="float">
            <text:p>2784</text:p>
          </table:table-cell>
          <table:table-cell table:style-name="ce17" office:value-type="string" calcext:value-type="string">
            <text:p>m2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ÜBEL</text:p>
          </table:table-cell>
          <table:table-cell table:style-name="ce13" office:value-type="float" office:value="2000" calcext:value-type="float">
            <text:p>200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FİLELİ KÖŞE</text:p>
          </table:table-cell>
          <table:table-cell table:style-name="ce13" office:value-type="float" office:value="1000" calcext:value-type="float">
            <text:p>100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TAŞYÜNÜ 150 KG 3 CM</text:p>
          </table:table-cell>
          <table:table-cell table:style-name="ce13" office:value-type="float" office:value="167" calcext:value-type="float">
            <text:p>167</text:p>
          </table:table-cell>
          <table:table-cell table:style-name="ce17" office:value-type="string" calcext:value-type="string">
            <text:p>m2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FİLE 160 GR</text:p>
          </table:table-cell>
          <table:table-cell table:style-name="ce13" office:value-type="float" office:value="150" calcext:value-type="float">
            <text:p>15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PVC</text:p>
          </table:table-cell>
          <table:table-cell table:number-columns-repeated="1022"/>
        </table:table-row>
        <table:table-row table:style-name="ro2">
          <table:table-cell/>
          <table:table-cell table:style-name="ce13" office:value-type="string" calcext:value-type="string">
            <text:p>Boru 50x250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50x500</text:p>
          </table:table-cell>
          <table:table-cell table:style-name="ce13" office:value-type="float" office:value="48" calcext:value-type="float">
            <text:p>4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50x10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50x2000</text:p>
          </table:table-cell>
          <table:table-cell table:style-name="ce13" office:value-type="float" office:value="44" calcext:value-type="float">
            <text:p>44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50x3000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50x3000 3,2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70x1000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70x200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100x500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100x100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Boru 125x25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atal 50x70</text:p>
          </table:table-cell>
          <table:table-cell table:style-name="ce13" office:value-type="float" office:value="177" calcext:value-type="float">
            <text:p>17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atal 50x10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atal 70x70</text:p>
          </table:table-cell>
          <table:table-cell table:style-name="ce18" office:value-type="float" office:value="60" calcext:value-type="float">
            <text:p>6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atal 70x100</text:p>
          </table:table-cell>
          <table:table-cell table:style-name="ce18" office:value-type="float" office:value="8" calcext:value-type="float">
            <text:p>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atal 70x125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atal 100x100 </text:p>
          </table:table-cell>
          <table:table-cell table:style-name="ce13" office:value-type="float" office:value="56" calcext:value-type="float">
            <text:p>56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atal 100x12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atal 100x100x100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Çatal 50x70x50</text:p>
          </table:table-cell>
          <table:table-cell table:style-name="ce13" office:value-type="float" office:value="30" calcext:value-type="float">
            <text:p>3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ES 100</text:p>
          </table:table-cell>
          <table:table-cell table:style-name="ce13" office:value-type="float" office:value="53" calcext:value-type="float">
            <text:p>5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Temizlemex7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Temizlemex100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irsek 87x50</text:p>
          </table:table-cell>
          <table:table-cell table:style-name="ce13" office:value-type="float" office:value="48" calcext:value-type="float">
            <text:p>4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irsek 87x70</text:p>
          </table:table-cell>
          <table:table-cell table:style-name="ce13" office:value-type="float" office:value="64" calcext:value-type="float">
            <text:p>64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irsek 87x100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irsek 87x125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irsek 45x50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irsek 45x70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irsek 45x100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irsek 45x125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elepçe x50</text:p>
          </table:table-cell>
          <table:table-cell table:style-name="ce13" office:value-type="float" office:value="19" calcext:value-type="float">
            <text:p>19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elepçe x70</text:p>
          </table:table-cell>
          <table:table-cell table:style-name="ce13" office:value-type="float" office:value="900" calcext:value-type="float">
            <text:p>90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elepçe x100</text:p>
          </table:table-cell>
          <table:table-cell table:style-name="ce13" office:value-type="float" office:value="30" calcext:value-type="float">
            <text:p>3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are kelepçe x100</text:p>
          </table:table-cell>
          <table:table-cell table:style-name="ce13" office:value-type="float" office:value="25" calcext:value-type="float">
            <text:p>25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Rediksiyon 50x70</text:p>
          </table:table-cell>
          <table:table-cell table:style-name="ce13" office:value-type="float" office:value="38" calcext:value-type="float">
            <text:p>3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Rediksiyon 50x100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Rediksiyon 70x100</text:p>
          </table:table-cell>
          <table:table-cell table:style-name="ce13" office:value-type="float" office:value="15" calcext:value-type="float">
            <text:p>15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Tapa x50</text:p>
          </table:table-cell>
          <table:table-cell table:style-name="ce13" office:value-type="float" office:value="39" calcext:value-type="float">
            <text:p>39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Tapa x70</text:p>
          </table:table-cell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Tapa x10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ayar Manşon x50</text:p>
          </table:table-cell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ayar Manşon x70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Kayar Manşon x10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 table:number-rows-repeated="1048405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çağdaş" table:style-name="ta1">
        <table:table-column table:style-name="co16" table:default-cell-style-name="ce10"/>
        <table:table-column table:style-name="co17" table:default-cell-style-name="Default"/>
        <table:table-column table:style-name="co16" table:number-columns-repeated="2" table:default-cell-style-name="Default"/>
        <table:table-column table:style-name="co16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number-columns-repeated="2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994" table:default-cell-style-name="ce10"/>
        <table:table-column table:style-name="co16" table:number-columns-repeated="2" table:default-cell-style-name="ce13"/>
        <table:table-row table:style-name="ro3" table:number-rows-repeated="4">
          <table:table-cell table:style-name="ce1"/>
          <table:table-cell table:number-columns-repeated="3"/>
          <table:table-cell table:style-name="Default" table:number-columns-repeated="1020"/>
        </table:table-row>
        <table:table-row table:style-name="ro3" table:number-rows-repeated="2">
          <table:table-cell table:style-name="Default"/>
          <table:table-cell table:number-columns-repeated="3"/>
          <table:table-cell table:style-name="Default" table:number-columns-repeated="1020"/>
        </table:table-row>
        <table:table-row table:style-name="ro2">
          <table:table-cell/>
          <table:table-cell table:style-name="ce30" office:value-type="string" calcext:value-type="string">
            <text:p>ÇAĞDAŞ ISI</text:p>
          </table:table-cell>
          <table:table-cell table:style-name="ce32"/>
          <table:table-cell table:style-name="ce33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table:style-name="ce31" office:value-type="string" calcext:value-type="string">
            <text:p>1 ¼” Dirsek</text:p>
          </table:table-cell>
          <table:table-cell table:style-name="ce32" office:value-type="float" office:value="63" calcext:value-type="float">
            <text:p>63</text:p>
          </table:table-cell>
          <table:table-cell table:style-name="ce33" office:value-type="string" calcext:value-type="string">
            <text:p>ad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table:style-name="ce31" office:value-type="string" calcext:value-type="string">
            <text:p>¾” Manşon</text:p>
          </table:table-cell>
          <table:table-cell table:style-name="ce32" office:value-type="float" office:value="35" calcext:value-type="float">
            <text:p>35</text:p>
          </table:table-cell>
          <table:table-cell table:style-name="ce19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” Manşon</text:p>
          </table:table-cell>
          <table:table-cell table:style-name="ce32" office:value-type="float" office:value="16" calcext:value-type="float">
            <text:p>16</text:p>
          </table:table-cell>
          <table:table-cell table:style-name="ce19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Manşon</text:p>
          </table:table-cell>
          <table:table-cell table:style-name="ce32" office:value-type="float" office:value="50" calcext:value-type="float">
            <text:p>50</text:p>
          </table:table-cell>
          <table:table-cell table:style-name="ce19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Te</text:p>
          </table:table-cell>
          <table:table-cell table:style-name="ce32" office:value-type="float" office:value="30" calcext:value-type="float">
            <text:p>30</text:p>
          </table:table-cell>
          <table:table-cell table:style-name="ce19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Rakor</text:p>
          </table:table-cell>
          <table:table-cell table:style-name="ce32" office:value-type="float" office:value="7" calcext:value-type="float">
            <text:p>7</text:p>
          </table:table-cell>
          <table:table-cell table:style-name="ce19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Tapa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ad</text:p>
          </table:table-cell>
          <table:table-cell table:number-columns-repeated="1020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prc" table:style-name="ta1">
        <table:table-column table:style-name="co16" table:default-cell-style-name="Default"/>
        <table:table-column table:style-name="co16" table:number-columns-repeated="2" table:default-cell-style-name="ce13"/>
        <table:table-column table:style-name="co16" table:default-cell-style-name="ce19"/>
        <table:table-row table:style-name="ro3" table:number-rows-repeated="4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fır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½” – 16mm PE-RT DD Rak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/>
          <table:table-cell office:value-type="string" calcext:value-type="string">
            <text:p>16 mm PE-RT bağlantı manşon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/>
          <table:table-cell office:value-type="string" calcext:value-type="string">
            <text:p>½” – 16mm PE-RT DD Dirse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/>
          <table:table-cell office:value-type="string" calcext:value-type="string">
            <text:p>rady. Bağlantı boru 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fo:margin-top="1.009cm" fo:margin-bottom="0.647cm" fo:margin-left="3.082cm" fo:margin-right="1.378cm" style:writing-mode="lr-tb"/>
      <style:header-style>
        <style:header-footer-properties fo:min-height="0.58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.00.0000</text:date>, <text:time style:data-style-name="N2" text:time-value="06:25:45.847208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8T16:46:40.388057103</meta:creation-date>
    <dc:date>2021-04-13T13:44:03.778392685</dc:date>
    <meta:editing-duration>PT6H52M34S</meta:editing-duration>
    <meta:editing-cycles>24</meta:editing-cycles>
    <meta:generator>LibreOffice/7.0.1.2$Linux_X86_64 LibreOffice_project/7cbcfc562f6eb6708b5ff7d7397325de9e764452</meta:generator>
    <meta:print-date>2021-04-13T13:43:15.707292470</meta:print-date>
    <meta:document-statistic meta:table-count="3" meta:cell-count="445" meta:object-count="0"/>
  </office:meta>
</office:document-meta>
</file>